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style:text-underline-style="none" fo:font-weight="bold" style:font-name-asian="Times New Roman1" style:font-size-asian="10pt" style:font-weight-asian="bold" style:font-name-complex="Times New Roman1" style:font-size-complex="10pt" style:font-weight-complex="bold"/>
    </style:style>
    <style:style style:name="P3"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text-autospace="none"/>
    </style:style>
    <style:style style:name="P5" style:family="paragraph" style:parent-style-name="Text_20_body">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style:text-underline-style="none" fo:font-weight="bold" style:font-name-asian="Times New Roman1" style:font-size-asian="10pt" style:font-weight-asian="bold" style:font-name-complex="Times New Roman1" style:font-size-complex="10pt" style:font-weight-complex="bold"/>
    </style:style>
    <style:style style:name="P6" style:family="paragraph" style:parent-style-name="Standard">
      <style:paragraph-properties fo:margin-left="1.879cm" fo:margin-right="0cm" fo:margin-top="0cm" fo:margin-bottom="0cm" fo:text-align="start" style:justify-single-word="false" fo:text-indent="-1.244cm" style:auto-text-indent="false" style:text-autospace="none">
        <style:tab-stops/>
      </style:paragraph-properties>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7" style:family="paragraph" style:parent-style-name="Standard">
      <style:paragraph-properties fo:margin-left="3.048cm" fo:margin-right="0cm" fo:margin-top="0cm" fo:margin-bottom="0cm" fo:text-align="start" style:justify-single-word="false" fo:text-indent="-1.799cm" style:auto-text-indent="false" style:text-autospace="none">
        <style:tab-stops/>
      </style:paragraph-properties>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8" style:family="paragraph" style:parent-style-name="Standard">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9" style:family="paragraph" style:parent-style-name="Default">
      <style:paragraph-properties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10" style:family="paragraph" style:parent-style-name="Standard" style:list-style-name="L1">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11" style:family="paragraph" style:parent-style-name="Standard" style:list-style-name="L1">
      <style:paragraph-properties fo:margin-left="0.635cm" fo:margin-right="0cm" fo:margin-top="0cm" fo:margin-bottom="0cm" fo:text-align="start" style:justify-single-word="false" fo:text-indent="0cm" style:auto-text-indent="false" style:text-autospace="none">
        <style:tab-stops/>
      </style:paragraph-properties>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12" style:family="paragraph" style:parent-style-name="Standard">
      <style:paragraph-properties fo:margin-left="0cm" fo:margin-right="0cm" fo:margin-top="0cm" fo:margin-bottom="0cm" fo:text-align="start" style:justify-single-word="false" fo:text-indent="0cm" style:auto-text-indent="false" style:text-autospace="none"/>
    </style:style>
    <style:style style:name="P13"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5pt" style:text-underline-style="none" fo:font-weight="bold" style:font-name-asian="Times New Roman1" style:font-size-asian="11.5pt" style:font-weight-asian="bold" style:font-name-complex="Times New Roman1" style:font-size-complex="11.5pt" style:font-weight-complex="bold"/>
    </style:style>
    <style:style style:name="P14"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style:text-underline-style="none" fo:font-weight="bold" style:font-name-asian="Times New Roman1" style:font-size-asian="10pt" style:font-weight-asian="bold" style:font-name-complex="Times New Roman1" style:font-size-complex="10pt" style:font-weight-complex="bold"/>
    </style:style>
    <style:style style:name="P15"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5pt" style:text-underline-style="none" fo:font-weight="bold" style:font-name-asian="Times New Roman1" style:font-size-asian="11.5pt" style:font-weight-asian="bold" style:font-name-complex="Times New Roman1" style:font-size-complex="11.5pt" style:font-weight-complex="bold"/>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0pt" style:font-name-asian="Times New Roman1" style:font-size-asian="10pt" style:font-name-complex="Times New Roman1" style:font-size-complex="10pt"/>
    </style:style>
    <style:style style:name="T3" style:family="text">
      <style:text-properties fo:color="#000000" style:text-line-through-style="none" style:font-name="Times New Roman1" fo:font-size="10pt" style:text-underline-style="none" fo:font-weight="bold" style:font-name-asian="Times New Roman1" style:font-size-asian="10pt" style:font-weight-asian="bold" style:font-name-complex="Times New Roman1" style:font-size-complex="10pt" style:font-weight-complex="bold"/>
    </style:style>
    <style:style style:name="T4" style:family="text">
      <style:text-properties fo:font-weight="normal" style:font-weight-asian="normal" style:font-weight-complex="normal"/>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s/></text:span><text:span text:style-name="T2">Szenario 2 THE SEANCE </text:span></text:p>
      <text:p text:style-name="P1">(Verräter) </text:p>
      <text:p text:style-name="P13">Ein kalter Schweif steigt in dem Haus auf und Nebel bedeckt den Boden. </text:p>
      <text:p text:style-name="P13">Eine stimme ertönt: „Ich brauche ruhe … lasst meine Seele ruhen … oder ihr werdet Sterben“</text:p>
      <text:h text:style-name="P15" text:outline-level="1">Als die Worte verstummen liest Du die Worte: TÖTE SIE ALLE im Nebel.</text:h>
      <text:h text:style-name="P14" text:outline-level="1"/>
      <text:h text:style-name="P14" text:outline-level="1">Startbedingungen </text:h>
      <text:p text:style-name="P6">a.) Dein Charakter bleibt im Spiel und wird jetzt zum Verräter </text:p>
      <text:p text:style-name="P6">b.) Setze ein kleinen pinken Monster Token neben das Spielfeld</text:p>
      <text:p text:style-name="P6">c.) Setze 1 dreieckigen Knowledge Roll Token und 1 dreieckigen Sanity Roll Token neben das Spielfeld</text:p>
      <text:p text:style-name="P6">d.) Wenn das Pentagramm-Zimmer noch nicht im Spiel ist suche es aus dem Stapel heraus und lege es mindestens 5 Räume entfernt von dir an und mische den Stapel neu. Sind keine 5 Räume machbar dann soweit entfernt wie möglich. </text:p>
      <text:p text:style-name="P9"/>
      <text:p text:style-name="P2">Was Du über die Helden weißt </text:p>
      <text:p text:style-name="P3">Sie versuchen den Geist erscheinen zu lassen, bevor du es tust. Bei Erfolg haben sie Kontrolle über ihn. Dann versuchen sie eine Suche erfolgreich abzuschließen. Wenn das mißlingt versuchen sie anstelle den Geist zu zerstören. </text:p>
      <text:p text:style-name="P2"/>
      <text:p text:style-name="P2">Du gewinnst wenn... </text:p>
      <text:p text:style-name="P3">alle Helden tot sind, egal wer den Geist zuerst erscheinen ließ. </text:p>
      <text:h text:style-name="P14" text:outline-level="1"/>
      <text:h text:style-name="P14" text:outline-level="1">Wie lasse ich den Geist erscheinen </text:h>
      <text:p text:style-name="P3">Es ist ein Wettrennen zwischen Dir und den anderen Forschern, den Geist zuerst erscheinen zu lassen. Um ihn erscheinen zu lassen mußt Du eine Seance abhalten. </text:p>
      <text:p text:style-name="P7">a.) mit Hilfe deines Spirit-Boards mußt Du einen erfolgreichen Knowledge-Wurf oder einen erfolgreichen Sanity-Wurf von 5 oder mehr erreicht haben. Welchen du zuerst machst ist egal, je Runde darf aber nur 1 Versuch gemacht werden. Nimm nach einem Erfolg jeweils das passende Token.Hast Du beide erfolgreich bestanden hast Du den Geist erscheinen lassen. </text:p>
      <text:p text:style-name="P7">b.) Hast Du den Geist schneller erscheinen lassen als die Helden, setze den Geist-Marker neben Deine Figur in den Raum. Waren die Helden schneller erklären sie Dir was passieren wird.</text:p>
      <text:p text:style-name="P9"/>
      <text:h text:style-name="P14" text:outline-level="1">Wenn Du den Geist erscheinen lassen hast:</text:h>
      <text:p text:style-name="P5"><text:s text:c="7"/>LAUT VORLESEN: „Ich werde meine Rache gegen die Lebenden haben!“</text:p>
      <text:p text:style-name="P2"/>
      <text:p text:style-name="P2">Der Geist : <text:span text:style-name="T4">Speed = </text:span>4<text:span text:style-name="T4"> Sanity = </text:span>6<text:span text:style-name="T4"> </text:span></text:p>
      <text:p text:style-name="P8">a.) Der Geist muß sich in jeder Runde in Richtung eines Helden bewegen und wenn möglich auch angreifen. Stirbt der Verräter macht der Geist trotzdem weiter. 1 Runde, nachdem Du die Kontrolle über den Geist bekommen hast beginnt das Haus zu einzustürzen. Am Ende jedes Zuges eines Helden zerbricht ein unbesetzter Raum. Dies beginnt im Obergeschoss, zuerst im Attic/Mansarde-Raum, wen dieser vorhanden ist, ansonsten ein anderer unbesetzter Raum dort. Danach kann jeder Forscher wählen welcher Raum als nächstes Zerstört werden soll.</text:p>
      <text:p text:style-name="P8">b.) Wenn ein Raum zerstört wird drehe die Platte auf ihre Rückseite. Die Zerstörung breitet sich immer auf benachbarte Räume aus. Ist der einzeige benachbarte Raum besetzt wird auch dieser zerstört, alle Forscher dort sind tot. Benachbarte Räume brauchen hier keine Türen.</text:p>
      <text:list xml:id="list37362941" text:style-name="L1">
        <text:list-item>
          <text:p text:style-name="P10">Ist die ganze obere Etage zerstört geht es mit dem Erdgeschoss weiter, danach kommen die Räume im Keller dran. Die Eingangshalle wird ganz am Schluß zerstört, jeder der 3 Räume dort wird separat zerstört, dazu wird ein Marker auf den betroffenen Raum gelegt.</text:p>
          <text:p text:style-name="P11">d.) <text:s/>Wenn der Aufzug Wurf eine Etage anfahren soll die bereits eingestürzt ist, bewegt er sich nicht.</text:p>
        </text:list-item>
      </text:list>
      <text:p text:style-name="P8">e.) Nur der Geist kann sich über zerstörte Räume bewegen, ausserdem durch Wände wenn dahinter ein Raum ist, jedoch nicht durch Decken und Böden !</text:p>
      <text:p text:style-name="P8"/>
      <text:p text:style-name="P2">Spezielle Angriffs Regeln </text:p>
      <text:p text:style-name="P8">a.) Niemand kann angreifen solange die Seance nicht stattgefunden hat. Wenn die Helden den Geist erscheinen liessen sagen sie Dir welche speziellen Angriffsregeln gelten.</text:p>
      <text:p text:style-name="P8">b.) Der Geist macht Sanity-Angriffe der Mentalen Schaden macht. Der Besitzer des Ringes oder jeder im Pentagramm-Raum kann Sanity-Angriffe gegen den Geist ausführen. Erfolglose Angriffe des Geistes verursachen keine Schäden bei ihm. </text:p>
      <text:p text:style-name="P12"><text:span text:style-name="T3"/></text:p>
      <text:p text:style-name="P12"><text:span text:style-name="T3">Wenn Du gewinnst:</text:span></text:p>
      <text:p text:style-name="P2">Ein Nebel durchströmt das Haus vom Keller bis zum Dach. Du gleitest Durch ihn wie der Geist an Deiner Seite.Dein Herzschlag wird langsamer und verstummt. Stille. Von nun an gibt es zwei Seelen die diesen Ort heimsuchen …. Zusammen und für IMM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13:57:54.37</meta:creation-date>
    <meta:print-date>2015-02-14T14:18:58.77</meta:print-date>
    <dc:date>2015-02-14T17:20:09.68</dc:date>
    <meta:editing-duration>PT6M50S</meta:editing-duration>
    <meta:editing-cycles>3</meta:editing-cycles>
    <meta:generator>OpenOffice.org/3.3$Win32 OpenOffice.org_project/330m20$Build-9567</meta:generator>
    <meta:document-statistic meta:table-count="0" meta:image-count="0" meta:object-count="0" meta:page-count="1" meta:paragraph-count="31" meta:word-count="638" meta:character-count="3950"/>
  </office:meta>
</office:document-meta>
</file>